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103.49mm"/>
    </style:style>
    <style:style style:name="co3" style:family="table-column">
      <style:table-column-properties fo:break-before="auto" style:column-width="37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4.02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129.63mm"/>
    </style:style>
    <style:style style:name="co8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style:font-name="Times New Roman" fo:font-size="14pt" style:font-size-asian="14pt" style:font-size-complex="14pt"/>
    </style:style>
    <style:style style:name="ce3" style:family="table-cell" style:parent-style-name="Default">
      <style:table-cell-properties fo:background-color="#eeeeee" fo:border="0.06pt solid #000000" style:vertical-align="middle"/>
      <style:text-properties style:font-name="Times New Roman" fo:font-size="14pt" style:font-size-asian="14pt" style:font-size-complex="14pt"/>
    </style:style>
    <style:style style:name="ce4" style:family="table-cell" style:parent-style-name="Default">
      <style:text-properties style:font-name="Times New Roman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Times New Roman" fo:font-size="14pt" style:font-size-asian="14pt" style:font-size-complex="14pt"/>
    </style:style>
    <style:style style:name="ce7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style:font-name="Times New Roman"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5.84mm" svg:height="108.74mm" svg:x="22.81mm" svg:y="68.06mm">
            <draw:object draw:notify-on-update-of-ranges="Sheet1.C14:Sheet1.C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Сводная смета затрат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Наименование статей затрат</text:p>
          </table:table-cell>
          <table:table-cell table:style-name="ce1" office:value-type="string" calcext:value-type="string">
            <text:p>Всего, руб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1. ФОТ</text:p>
          </table:table-cell>
          <table:table-cell table:style-name="ce1" office:value-type="float" office:value="26706.68" calcext:value-type="float">
            <text:p>26706,6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 Страховые взносы</text:p>
          </table:table-cell>
          <table:table-cell table:style-name="ce1" office:value-type="float" office:value="8012" calcext:value-type="float">
            <text:p>8012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3. Основные и вспомогательные материалы</text:p>
          </table:table-cell>
          <table:table-cell table:style-name="ce1" office:value-type="float" office:value="1837" calcext:value-type="float">
            <text:p>1837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4. Амортизационные отчисления</text:p>
          </table:table-cell>
          <table:table-cell table:style-name="ce1" office:value-type="float" office:value="2520" calcext:value-type="float">
            <text:p>2520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5. Затраты на электроэнергию</text:p>
          </table:table-cell>
          <table:table-cell table:style-name="ce1" office:value-type="float" office:value="983.88" calcext:value-type="float">
            <text:p>983,8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6. Накладные расходы</text:p>
          </table:table-cell>
          <table:table-cell table:style-name="ce1" office:value-type="float" office:value="2930" calcext:value-type="float">
            <text:p>2930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Итого себестоимость работы: 42989,56 руб.</text:p>
          </table:table-cell>
          <table:covered-table-cell table:style-name="ce2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Оценка эффективности работы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Экономия времени одного устройства учета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Сокращение численности операторов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Снижение общей трудоёмкости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Экономия ФЗП</text:p>
          </table:table-cell>
        </table:table-row>
        <table:table-row table:style-name="ro2"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Экономия на отчислениях с ФЗП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ce6"/>
        <table:table-column table:style-name="co8" table:default-cell-style-name="ce5"/>
        <table:table-column table:style-name="co1" table:default-cell-style-name="ce5"/>
        <table:table-row table:style-name="ro3">
          <table:table-cell/>
          <table:table-cell table:style-name="Default" office:value-type="string" calcext:value-type="string">
            <text:p>Технико-экономические показатели</text:p>
          </table:table-cell>
          <table:table-cell table:style-name="Default" table:number-columns-repeated="2"/>
        </table:table-row>
        <table:table-row table:style-name="ro2">
          <table:table-cell/>
          <table:table-cell table:style-name="ce5" office:value-type="string" calcext:value-type="string">
            <text:p>Показатели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После</text:p>
          </table:table-cell>
        </table:table-row>
        <table:table-row table:style-name="ro2">
          <table:table-cell/>
          <table:table-cell office:value-type="string" calcext:value-type="string">
            <text:p>Продолжительность смены, мин.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2">
          <table:table-cell/>
          <table:table-cell office:value-type="string" calcext:value-type="string">
            <text:p>Кол-во квартир, опрошеных за смену, шт.</text:p>
          </table:table-cell>
          <table:table-cell office:value-type="float" office:value="160" calcext:value-type="float">
            <text:p>160</text:p>
          </table:table-cell>
          <table:table-cell office:value-type="float" office:value="3360" calcext:value-type="float">
            <text:p>3360</text:p>
          </table:table-cell>
        </table:table-row>
        <table:table-row table:style-name="ro2">
          <table:table-cell/>
          <table:table-cell office:value-type="string" calcext:value-type="string">
            <text:p>Время сбора показаний с одной квартиры, мин.</text:p>
          </table:table-cell>
          <table:table-cell table:style-name="ce7" office:value-type="float" office:value="2.625" calcext:value-type="float">
            <text:p>2,625</text:p>
          </table:table-cell>
          <table:table-cell table:style-name="ce7" office:value-type="float" office:value="0.125" calcext:value-type="float">
            <text:p>0,125</text:p>
          </table:table-cell>
        </table:table-row>
        <table:table-row table:style-name="ro2">
          <table:table-cell/>
          <table:table-cell office:value-type="string" calcext:value-type="string">
            <text:p>Число операторов для опроса 3360 квартир за смену, чел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ФЗП, руб/мес.</text:p>
          </table:table-cell>
          <table:table-cell office:value-type="float" office:value="210000" calcext:value-type="float">
            <text:p>210000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2">
          <table:table-cell/>
          <table:table-cell office:value-type="string" calcext:value-type="string">
            <text:p>Расходы на транспорт, руб/мес.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-</text:p>
          </table:table-cell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11:16:00.6888299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15S</meta:editing-duration>
    <meta:editing-cycles>7</meta:editing-cycles>
    <meta:generator>LibreOffice/4.4.3.2$Linux_X86_64 LibreOffice_project/40m0$Build-2</meta:generator>
    <dc:date>2015-05-28T11:48:55.655241189</dc:date>
    <meta:document-statistic meta:table-count="3" meta:cell-count="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Times New Roman'" style:font-style-name="Обычный" style:font-family-generic="roman" fo:font-size="14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'Times New Roman'" style:font-style-name="Обычный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Обычный" style:font-family-generic="roman" fo:font-size="14pt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chart:link-data-style-to-source="true" chart:axis-position="1"/>
      <style:graphic-properties svg:stroke-color="#b3b3b3"/>
      <style:text-properties fo:font-family="'Times New Roman'" style:font-style-name="Обычный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Обычный" style:font-family-generic="roman"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85cm" svg:height="10.875cm" xlink:href=".." xlink:type="simple" chart:class="chart:bar" chart:style-name="ch1">
        <chart:title svg:x="1.354cm" svg:y="0.231cm" chart:style-name="ch2">
          <text:p>Относительные показатели экономической эффективности</text:p>
        </chart:title>
        <chart:plot-area chart:style-name="ch3" table:cell-range-address="Sheet1.C14:Sheet1.C18" svg:x="1.242cm" svg:y="0.955cm" svg:width="12.547cm" svg:height="8.807cm">
          <chartooo:coordinate-region svg:x="2.279cm" svg:y="1.244cm" svg:width="11.51cm" svg:height="7.692cm"/>
          <chart:axis chart:dimension="x" chart:name="primary-x" chart:style-name="ch4">
            <chart:title svg:x="6.493cm" svg:y="9.736cm" chart:style-name="ch5">
              <text:p>Показатель</text:p>
            </chart:title>
          </chart:axis>
          <chart:axis chart:dimension="y" chart:name="primary-y" chart:style-name="ch6">
            <chart:title svg:x="0.231cm" svg:y="7.144cm" chart:style-name="ch7">
              <text:p>Изменение, %</text:p>
            </chart:title>
            <chart:grid chart:style-name="ch8" chart:class="major"/>
          </chart:axis>
          <chart:series chart:style-name="ch9" chart:values-cell-range-address="Sheet1.C14:Sheet1.C18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5">
                <text:p>95</text:p>
                <draw:g>
                  <svg:desc>Sheet1.C14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